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ueOutOfRangeException.XmlValueOutOfRang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ValueOutOfRangeException.XmlValueOutOfRang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ValueOutOfRangeException.XmlValueOutOfRangeException(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